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92b" officeooo:paragraph-rsid="001e992b"/>
    </style:style>
    <style:style style:name="P2" style:family="paragraph" style:parent-style-name="Standard">
      <style:text-properties officeooo:rsid="001e992b" officeooo:paragraph-rsid="00208fda"/>
    </style:style>
    <style:style style:name="P3" style:family="paragraph" style:parent-style-name="Standard">
      <style:text-properties officeooo:rsid="00208fda" officeooo:paragraph-rsid="00208fda"/>
    </style:style>
    <style:style style:name="P4" style:family="paragraph" style:parent-style-name="Standard">
      <style:text-properties officeooo:rsid="0020dadd" officeooo:paragraph-rsid="0020dadd"/>
    </style:style>
    <style:style style:name="P5" style:family="paragraph" style:parent-style-name="Standard">
      <style:text-properties officeooo:rsid="00216abe" officeooo:paragraph-rsid="00216abe"/>
    </style:style>
    <style:style style:name="P6" style:family="paragraph" style:parent-style-name="Standard">
      <style:text-properties officeooo:rsid="00216abe" officeooo:paragraph-rsid="002c7573"/>
    </style:style>
    <style:style style:name="P7" style:family="paragraph" style:parent-style-name="Standard">
      <style:text-properties officeooo:rsid="00216abe" officeooo:paragraph-rsid="002d8585"/>
    </style:style>
    <style:style style:name="P8" style:family="paragraph" style:parent-style-name="Standard">
      <style:text-properties officeooo:rsid="0021c1dd" officeooo:paragraph-rsid="0021c1dd"/>
    </style:style>
    <style:style style:name="P9" style:family="paragraph" style:parent-style-name="Standard">
      <style:text-properties officeooo:rsid="00220e38" officeooo:paragraph-rsid="00220e38"/>
    </style:style>
    <style:style style:name="P10" style:family="paragraph" style:parent-style-name="Standard">
      <style:text-properties officeooo:rsid="00220e38" officeooo:paragraph-rsid="00322f77"/>
    </style:style>
    <style:style style:name="P11" style:family="paragraph" style:parent-style-name="Standard">
      <style:text-properties officeooo:rsid="002332ca" officeooo:paragraph-rsid="002332ca"/>
    </style:style>
    <style:style style:name="P12" style:family="paragraph" style:parent-style-name="Standard">
      <style:text-properties officeooo:rsid="002332ca" officeooo:paragraph-rsid="00220e38"/>
    </style:style>
    <style:style style:name="P13" style:family="paragraph" style:parent-style-name="Standard">
      <style:text-properties officeooo:rsid="00272765" officeooo:paragraph-rsid="00272765"/>
    </style:style>
    <style:style style:name="P14" style:family="paragraph" style:parent-style-name="Standard">
      <style:text-properties officeooo:paragraph-rsid="0027eedd"/>
    </style:style>
    <style:style style:name="P15" style:family="paragraph" style:parent-style-name="Standard">
      <style:text-properties officeooo:rsid="002c7573" officeooo:paragraph-rsid="002c7573"/>
    </style:style>
    <style:style style:name="P16" style:family="paragraph" style:parent-style-name="Heading">
      <style:text-properties officeooo:rsid="002c7573" officeooo:paragraph-rsid="002c7573"/>
    </style:style>
    <style:style style:name="P17" style:family="paragraph" style:parent-style-name="Heading">
      <style:text-properties officeooo:rsid="002efa9f" officeooo:paragraph-rsid="002efa9f"/>
    </style:style>
    <style:style style:name="P18" style:family="paragraph" style:parent-style-name="Heading">
      <style:text-properties officeooo:rsid="00322f77" officeooo:paragraph-rsid="00322f77"/>
    </style:style>
    <style:style style:name="P19" style:family="paragraph" style:parent-style-name="Text_20_body">
      <style:text-properties officeooo:rsid="00322f77" officeooo:paragraph-rsid="00322f77"/>
    </style:style>
    <style:style style:name="P20" style:family="paragraph" style:parent-style-name="Standard">
      <style:text-properties officeooo:rsid="00332517" officeooo:paragraph-rsid="00332517"/>
    </style:style>
    <style:style style:name="P21" style:family="paragraph" style:parent-style-name="Standard">
      <style:text-properties officeooo:rsid="00339601" officeooo:paragraph-rsid="00339601"/>
    </style:style>
    <style:style style:name="P22" style:family="paragraph" style:parent-style-name="Heading_20_1">
      <style:paragraph-properties fo:text-align="center" style:justify-single-word="false"/>
      <style:text-properties officeooo:rsid="00332517" officeooo:paragraph-rsid="00332517"/>
    </style:style>
    <style:style style:name="T1" style:family="text">
      <style:text-properties officeooo:rsid="00208fda"/>
    </style:style>
    <style:style style:name="T2" style:family="text">
      <style:text-properties officeooo:rsid="0020dadd"/>
    </style:style>
    <style:style style:name="T3" style:family="text">
      <style:text-properties officeooo:rsid="00216abe"/>
    </style:style>
    <style:style style:name="T4" style:family="text">
      <style:text-properties officeooo:rsid="00220e38"/>
    </style:style>
    <style:style style:name="T5" style:family="text">
      <style:text-properties officeooo:rsid="0026313f"/>
    </style:style>
    <style:style style:name="T6" style:family="text">
      <style:text-properties officeooo:rsid="0027eedd"/>
    </style:style>
    <style:style style:name="T7" style:family="text">
      <style:text-properties officeooo:rsid="002bf382"/>
    </style:style>
    <style:style style:name="T8" style:family="text">
      <style:text-properties officeooo:rsid="002c7573"/>
    </style:style>
    <style:style style:name="T9" style:family="text">
      <style:text-properties style:font-name="Liberation Mono" officeooo:rsid="002c7573" style:font-name-asian="Courier New" style:font-name-complex="Liberation Mono"/>
    </style:style>
    <style:style style:name="T10" style:family="text">
      <style:text-properties officeooo:rsid="002d8585"/>
    </style:style>
    <style:style style:name="T11" style:family="text">
      <style:text-properties officeooo:rsid="002efa9f"/>
    </style:style>
    <style:style style:name="T12" style:family="text">
      <style:text-properties officeooo:rsid="0030ae0d"/>
    </style:style>
    <style:style style:name="T13" style:family="text">
      <style:text-properties officeooo:rsid="0031a30d"/>
    </style:style>
    <style:style style:name="T14" style:family="text">
      <style:text-properties officeooo:rsid="00322f77"/>
    </style:style>
    <style:style style:name="T15" style:family="text">
      <style:text-properties officeooo:rsid="003396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Обеспечение конфиденциальности передачи и хранения данных вручную</text:h>
      <text:p text:style-name="P16">Введение</text:p>
      <text:p text:style-name="P20">В повседневной работе за компьютером каждый из нас сам о том не подозревая постоянно использует те или иные криптограчесикие алгоритмы, предназначенные для защиты передаваемых и хранимых данных от из получения или изменения посторонними. Такие алгоритмы, которые работают как бы на заднем фоне, без знания пользователя о том, что они работают, будем называть автоматическими. Основных недостатков автоматических систем криптографии два. Во-первых, на них возможны автоматические атаки. Если в процессе передачи данных происходит <text:span text:style-name="T15">атака, пользователь абсолютно ничего не заметит. Автоматическая атака лишь незначительно увеличит время передачи данных, и хотя даже существуют способы обнаружить наличие атаки, по факту автоматические системы подобных проверок не производят почти никогда.</text:span></text:p>
      <text:p text:style-name="P21">Второй недостаток заключается в том, что сторонние сервисы, которые должны обеспечивать безопасность передачи и хранения ваших данных по факту не обязательно обеспечивают её. Более того, общеизвестным является факт востребования у сервисов ключей шифрования для нужд национальных служб безопасности разных стран.</text:p>
      <text:p text:style-name="P21">Сама по себе забота о нас посредством передачи ключей службам безопасности не является чем-то плохим. Однако во-первых, сам факт хранения сервисом вашего закрытого ключа, который позволяет дешифровать ваши данные, является уязвимостью и существует множество случаев, когда это приводило к массовому «угону» аккаунтов и другим атакам.</text:p>
      <text:p text:style-name="P21">Во-вторых, на самом деле те, кто хотят обеспечить конфиденциальность могут вполне сделать это посредством дополнительных средств, так что попытка чиновников «воевать с криптографией» посредством принуждения сервисов хранить и передавать службам безопасности секретные ключи, является бессмысленной. Любой кто захочет обеспечить конфиденциальную связь без труда сделает это, и в этом документе как раз будет описано, как.</text:p>
      <text:p text:style-name="P21">Таким образом, данный документ предназначен вовсе не для того, чтобы научить террористов шифроваться, а прежде всего для того, чтобы простые пользователи смогли закрыть дыры в безопасности передачи и хранения своих конфиденциальных (личных, финансовых и прочих) данных, вызванные недобросовестной борьбой органов власти с криптографией, из-за которых автоматическое обеспечение таковой просто не работает.</text:p>
      <text:p text:style-name="P16">Изготовление секретного ключа</text:p>
      <text:p text:style-name="P1">Перед началом обмена данными пользователь должен изготовить себе секретный ключ.</text:p>
      <text:p text:style-name="P1">Для этого используется утилита GenRSA.</text:p>
      <text:p text:style-name="P1">Для создания простого секретного ключа наберите</text:p>
      <text:p text:style-name="P1"><text:span text:style-name="Source_20_Text">openssl genrsa -out my.key</text:span></text:p>
      <text:p text:style-name="P1">будет создан файл «my.key», содержащий ваш секретный ключ.</text:p>
      <text:p text:style-name="P1">Сохранность секретного ключа — это ваша гарантия того, что данные, <text:span text:style-name="T1">пересылаемые</text:span> вам сможете прочитать только вы и никто кроме вас. Поэтому рекомендуется создавать зашифрованный секретный ключ, который в случае кражи не может быть использован атакующими <text:span text:style-name="T1">непосредственно</text:span>.</text:p>
      <text:p text:style-name="P3">Делается это следующей командой:</text:p>
      <text:p text:style-name="P2"><text:span text:style-name="Source_20_Text">openssl genrsa -out my.key -</text:span><text:span text:style-name="Source_20_Text"><text:span text:style-name="T1">des3</text:span></text:span></text:p>
      <text:p text:style-name="P3">Консоль попросит у вас ввести и повторить ваш пароль и создаст зашифрованный ключ, который сможет расшифровать данные только после ввода правильного пароля.</text:p>
      <text:p text:style-name="P3"><text:soft-page-break/>Это может быть удобно если например, вы будете использовать разные компьютеры и носить с собой ваш секретный ключ на сменном носителе.</text:p>
      <text:p text:style-name="P16">Изготовление открытого ключа</text:p>
      <text:p text:style-name="P3">После того, как секретный ключ создан, необходимо создать так называемый открытый ключ, который вы должны будете сообщить всем вашим собеседникам для того, чтобы они смогли отправить вам зашифрованное сообщение.</text:p>
      <text:p text:style-name="P3">Открытый ключ изготавливается из секретного ключа, однако обратная операция практически невозможна.</text:p>
      <text:p text:style-name="P3">Вы можете хранить ваш открытый ключ в любом <text:span text:style-name="T5">обще</text:span>доступном месте, например на стене своей странички в социальной сети, чтобы любой желающий мог отправить вам шифрограмму, это <text:span text:style-name="T2">практически полностью</text:span> безопасно <text:span text:style-name="T5">(при условии, что шифрограмма отправляется не через ту-же самую социальную сеть!)</text:span>. <text:span text:style-name="T5">Элементарный способ подслушать ваши данные — это сделать так, чтобы посетители вашей странички видели чужой закрытый ключ. В результате они отправят данные, которые перехватят другие, после чего перешлют их вам с использованием вашего ключа, что позволит полностью контролировать ваш обмен данными. Всегда используйте разные каналы обмена ключами и данными.</text:span></text:p>
      <text:p text:style-name="P3">Изгатавливается открытый ключ следующим образом:</text:p>
      <text:p text:style-name="P3"><text:span text:style-name="Source_20_Text">openssl rsa -in </text:span><text:span text:style-name="Source_20_Text"><text:span text:style-name="T2">my.key -out MyKey.pub -pubout</text:span></text:span></text:p>
      <text:p text:style-name="P4">В результате работы этой команды будет создан файл myKey.pub, который и содержит ключ, «на который» вам должны писать.</text:p>
      <text:p text:style-name="P4"/>
      <text:p text:style-name="P4">Теперь после того, как вы изготовили себе секретный ключ и передали собеседнику открытый ключ (не в коем случае не перепутайте и не передайте собеседнику ваш секретный ключ!), можно приступить к передаче данных.</text:p>
      <text:p text:style-name="P4">Короткие данные, такие как небольшие текстовые сообщения можно шифровать непосредственно с помощью алгоритма RSA, ключ для которого мы и изготовили.</text:p>
      <text:p text:style-name="P4">Однако, если файл который вы должны передать, слишком сложный, зашифровать его непосредственно с помощью RSA невозможно и потребуется некоторое ухищрение.</text:p>
      <text:p text:style-name="P16">Шифрование небольших сообщений</text:p>
      <text:p text:style-name="P4">Рассмотрим шифрование небольшого текстового файла, содержащее конфиденциальное сообщение.</text:p>
      <text:p text:style-name="P4">Пусть вам известен открытый ключ собеседника key.pub и вы написали сообщение, сохранив его в файле message.txt. <text:span text:style-name="T3">Для создания шифротекста, введите следующую команду:</text:span></text:p>
      <text:p text:style-name="P5"><text:span text:style-name="Source_20_Text">openssl rsautl -encrypt -in message.txt -inkey key.pub -pubkey </text:span><text:span text:style-name="Source_20_Text"><text:span text:style-name="T7">| base64 &gt; message.cpt</text:span></text:span></text:p>
      <text:p text:style-name="P13">в результате работы этой команды вы получите <text:span text:style-name="T6">файл message.cpt, содержащий простой текст, соответствующий зашифрованному сообщению</text:span>. Вставьте его в поле ввода текста и отправьте собеседнику.</text:p>
      <text:p text:style-name="P15">Так-же, возможно быстрое шифрование коротких сообщений. Для этого введите</text:p>
      <text:p text:style-name="P6"><text:span text:style-name="Source_20_Text"><text:span text:style-name="T8">echo </text:span></text:span><text:span text:style-name="Source_20_Text"><text:span text:style-name="T9">"</text:span></text:span><text:span text:style-name="Source_20_Text"><text:span text:style-name="T8">ваше сообщение</text:span></text:span><text:span text:style-name="Source_20_Text"><text:span text:style-name="T9">"</text:span></text:span><text:span text:style-name="Source_20_Text"><text:span text:style-name="T8"> | </text:span></text:span><text:span text:style-name="Source_20_Text">openssl rsautl -encrypt -inkey key.pub -pubkey </text:span><text:span text:style-name="Source_20_Text"><text:span text:style-name="T7">| base64</text:span></text:span></text:p>
      <text:p text:style-name="P15">шифротекст выводится непосредственно в консоль, откуда вы можете скопировать его сразу в поле ввода текста. Минус этого метода лишь в том, что невозможно использовать перенос строки.</text:p>
      <text:p text:style-name="P16">Расшифров<text:span text:style-name="T13">ка</text:span> небольших сообщений</text:p>
      <text:p text:style-name="P13">Если вам пришло сообщение, <text:span text:style-name="T12">зашифрованное так, как описано выше,</text:span> <text:span text:style-name="T7">сохраните его в файл message.cpt, после чего выполните</text:span></text:p>
      <text:p text:style-name="P14"><text:soft-page-break/><text:span text:style-name="Source_20_Text"><text:span text:style-name="T6">base64 -d &lt; message.cpt | openssl rsautl -decrypt -out message.txt -inkey my.key</text:span></text:span></text:p>
      <text:p text:style-name="P8">если ваш секретный ключ защищен паролем, консоль попросит вас ввести пароль, после чего сгенерирует файл исходного сообщение message.txt</text:p>
      <text:p text:style-name="P16">шифрование объемного текста и файлов</text:p>
      <text:p text:style-name="P8">Пусть теперь вам предстоит зашифровать файл большого объема, например, длинный текстовый отчет, звук либо изображение. В этом случае шифрование с использованием RSA невозможно ввиду высокой трудоемкости этого алгоритма. Поэтому <text:span text:style-name="T4">для данной задачи применяется симметричное шифрование — алгоритм, в которых ключ, с помощью которого выполняется шифровка и расшифровка, один и тот-же. Будем использовать для этого алгоритм AES-256 в режиме CBC</text:span></text:p>
      <text:p text:style-name="P9">Прежде всего, нам необходим сам ключ, которым будет зашифрован файл.</text:p>
      <text:p text:style-name="P9">В принципе, этот ключ можно придумать самостоятельно подобно тому как мы придумали сами <text:span text:style-name="T12">пароль</text:span> для защиты нашего секретного ключа. Однако такое использование небезопасно, <text:span text:style-name="T8">поскольку для использования всех преимуществ шифрования с 256-битным ключом вам бы пришлось придумать пароль длиной минимум в 28 символов, включающие строчные, заглавные буквы и цифры. </text:span>поэтому крайне желательно использовать временный случайный ключ, так называемый «ключ сессии», который передается один раз на непродолжительное время или даже используется свой для каждого шифруемого файла <text:span text:style-name="T8">и создается псевдослучайным образом</text:span>. </text:p>
      <text:p text:style-name="P9">Для создания такого ключа удобно использовать <text:span text:style-name="T8">например,</text:span> контрольную сумму самого шифруемого файла. </text:p>
      <text:p text:style-name="P9"/>
      <text:p text:style-name="P9">Пусть у нас есть файл <text:span text:style-name="T10">изображения</text:span> file.<text:span text:style-name="T10">jpg</text:span>. Тогда его контрольная сумма создается следующей командой:</text:p>
      <text:p text:style-name="P9"><text:span text:style-name="Source_20_Text">openssl </text:span><text:span text:style-name="Source_20_Text"><text:span text:style-name="T10">dgst sha-256 &lt;</text:span></text:span><text:span text:style-name="Source_20_Text"> file.</text:span><text:span text:style-name="Source_20_Text"><text:span text:style-name="T10">jpg</text:span></text:span><text:span text:style-name="Source_20_Text"> </text:span><text:span text:style-name="Source_20_Text"><text:span text:style-name="T10">&gt;</text:span></text:span><text:span text:style-name="Source_20_Text"> </text:span><text:span text:style-name="Source_20_Text"><text:span text:style-name="T10">session.key</text:span></text:span></text:p>
      <text:p text:style-name="P9">Теперь зашифруем им файл</text:p>
      <text:p text:style-name="P9"><text:span text:style-name="Source_20_Text">openssl </text:span><text:span text:style-name="Source_20_Text"><text:span text:style-name="T11">aes-256-cbc</text:span></text:span><text:span text:style-name="Source_20_Text"> -</text:span><text:span text:style-name="Source_20_Text"><text:span text:style-name="T10">e -a -kfile session.key &lt; file.jpg &gt; file.jpg.cpt</text:span></text:span></text:p>
      <text:p text:style-name="P12"><text:s/>В результате вы получите зашифрованный файл file.jpg.cpt</text:p>
      <text:p text:style-name="P11">Теперь нужно отправить получателю файл и ключ, однако ключ нельзя отправлять в открытом виде. Пользуясь тем, что контрольная сумма является файлом небольшого размера, зашифруем её с помощью нашего открытого ключа алгоритмом RSA:</text:p>
      <text:p text:style-name="P7"><text:span text:style-name="Source_20_Text">openssl rsautl -encrypt -in </text:span><text:span text:style-name="Source_20_Text"><text:span text:style-name="T10">session.key</text:span></text:span><text:span text:style-name="Source_20_Text"> -inkey key.pub -pubkey </text:span><text:span text:style-name="Source_20_Text"><text:span text:style-name="T7">| base64 &gt; session.cpt</text:span></text:span></text:p>
      <text:p text:style-name="P11">теперь отправляем получателю файл file.crt и зашифрованный ключ сессии session.<text:span text:style-name="T11">cpt</text:span>. В рамках одной передачи данных можно передать несколько файлов зашифрованных одним ключем сессии, но лучше менять его хотя бы раз в день.</text:p>
      <text:p text:style-name="P18">Расшифровка больших файлов</text:p>
      <text:p text:style-name="P19">Для расшифровки ключа сессии используем тот-же способ, что и для расшифровки небольших файлов, описанный выше.</text:p>
      <text:p text:style-name="P19">После получения ключа сессии, используем его для расшифровки файла:</text:p>
      <text:p text:style-name="P10"><text:span text:style-name="Source_20_Text">openssl </text:span><text:span text:style-name="Source_20_Text"><text:span text:style-name="T11">aes-256-cbc</text:span></text:span><text:span text:style-name="Source_20_Text"> -</text:span><text:span text:style-name="Source_20_Text"><text:span text:style-name="T14">d -a -kfile session.key &lt; file.jpg &gt; file.jpg.cpt</text:span></text:span></text:p>
      <text:p text:style-name="P17"><text:soft-page-break/>заключение</text:p>
      <text:p text:style-name="P11">Используя описанные здесь средства, вы можете свободно передавать конфиденциальные данные, не надеясь на то, что какой либо с<text:span text:style-name="T14">ервис в сети</text:span> будет обеспечивать вашу конфиденциальность (что как правило не верно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54:04.949170214</meta:creation-date>
    <dc:date>2017-10-10T06:30:21.914186571</dc:date>
    <meta:editing-duration>PT37M5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4" meta:paragraph-count="59" meta:word-count="1171" meta:character-count="8754" meta:non-whitespace-character-count="7636"/>
  </office:meta>
</office:document-meta>
</file>